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family-generic="swiss"/>
    <style:font-face style:name="Helvetica2" svg:font-family="Helvetica" style:font-adornments="Regular" style:font-family-generic="swiss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 style:font-pitch="variabl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solid" draw:fill-color="#242122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7" style:family="graphic" style:parent-style-name="standard">
      <style:graphic-properties draw:stroke="none" draw:fill="solid" draw:fill-color="#e7e8e8"/>
    </style:style>
    <style:style style:name="gr108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e0e1e1"/>
    </style:style>
    <style:style style:name="gr12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765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000000" fo:border-right="none" fo:border-top="none" fo:border-bottom="none">
        <style:tab-stops/>
      </style:paragraph-properties>
      <style:text-properties style:font-name="Helvetica Neue2" fo:font-size="9pt" style:font-size-asian="9pt" style:font-size-complex="9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1" fo:font-size="12pt" style:font-name-asian="Helvetica1" style:font-size-asian="12pt" style:font-name-complex="Helvetica1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2" style:family="paragraph">
      <style:paragraph-properties fo:margin-top="0.2cm" fo:margin-bottom="0.2cm" fo:text-align="center">
        <style:tab-stops/>
      </style:paragraph-properties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solid" draw:fill-color="#000000" draw:opacity="100%"/>
    </style:style>
    <style:style style:name="P33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5" style:family="paragraph">
      <loext:graphic-properties draw:fill="solid" draw:fill-color="#000000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7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8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2" fo:font-size="9pt" style:font-size-asian="9pt" style:font-size-complex="9pt"/>
    </style:style>
    <style:style style:name="P4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3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5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1" fo:font-size="10pt" style:font-name-asian="Helvetica1" style:font-size-asian="12pt" style:font-name-complex="Helvetica1" style:font-size-complex="12pt"/>
    </style:style>
    <style:style style:name="P56" style:family="paragraph">
      <style:paragraph-properties style:text-autospace="none"/>
    </style:style>
    <style:style style:name="P57" style:family="paragraph">
      <style:paragraph-properties fo:margin-top="0.1cm" fo:margin-bottom="0.1cm" fo:text-align="center">
        <style:tab-stops/>
      </style:paragraph-properties>
    </style:style>
    <style:style style:name="P58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9" style:family="paragraph">
      <style:paragraph-properties fo:text-align="center">
        <style:tab-stops/>
      </style:paragraph-properties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2" style:family="paragraph">
      <style:paragraph-properties fo:text-align="start" style:writing-mode="lr-tb">
        <style:tab-stops/>
      </style:paragraph-properties>
      <style:text-properties fo:font-size="6.5pt" fo:font-weight="bold" style:font-size-asian="6.5pt" style:font-weight-asian="bold" style:font-size-complex="6.5pt" style:font-weight-complex="bold"/>
    </style:style>
    <style:style style:name="P63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4" style:family="paragraph">
      <loext:graphic-properties draw:fill="solid" draw:fill-color="#e7e8e8"/>
    </style:style>
    <style:style style:name="P65" style:family="paragraph">
      <loext:graphic-properties draw:fill="solid" draw:fill-color="#e0e1e1"/>
    </style:style>
    <style:style style:name="P66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Helvetica Neue2" fo:font-size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0pt" style:font-size-asian="10pt" style:font-size-complex="10pt"/>
    </style:style>
    <style:style style:name="T1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3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14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6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7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9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0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1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3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4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5" style:family="text">
      <style:text-properties fo:color="#000000" loext:opacity="100%" style:font-name="Helvetica5" fo:font-size="12pt" fo:font-weight="normal" style:font-size-asian="12pt" style:font-weight-asian="normal" style:font-name-complex="Helvetica5" style:font-size-complex="12pt" style:font-weight-complex="normal"/>
    </style:style>
    <style:style style:name="T26" style:family="text">
      <style:text-properties style:font-name="Helvetica Neue2" fo:font-size="9pt" fo:font-weight="bold" style:font-size-asian="10pt" style:font-weight-asian="bold" style:font-size-complex="10pt" style:font-weight-complex="bold"/>
    </style:style>
    <style:style style:name="T27" style:family="text">
      <style:text-properties style:font-name="Helvetica Neue2" fo:font-size="9pt" style:font-size-asian="10pt" style:font-size-complex="10pt"/>
    </style:style>
    <style:style style:name="T28" style:family="text">
      <style:text-properties style:font-name="Helvetica Neue2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9" style:family="text">
      <style:text-properties style:font-name="Helvetica Neue2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Helvetica Neue2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Helvetica Neue2" fo:font-size="10pt" style:font-size-asian="10pt" style:font-size-complex="10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font-name="Helvetica1" fo:font-size="10pt" style:font-name-asian="Helvetica1" style:font-size-asian="12pt" style:font-name-complex="Helvetica1" style:font-size-complex="12pt"/>
    </style:style>
    <style:style style:name="T37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8" style:family="text">
      <style:text-properties style:font-name="Helvetica Neue2" fo:font-size="24pt" style:font-size-asian="24pt" style:font-size-complex="24pt"/>
    </style:style>
    <style:style style:name="T39" style:family="text">
      <style:text-properties fo:font-size="9pt" fo:font-weight="normal" style:font-size-asian="9pt" style:font-weight-asian="normal" style:font-size-complex="9pt" style:font-weight-complex="normal"/>
    </style:style>
    <style:style style:name="T40" style:family="text">
      <style:text-properties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4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5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6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</text:span><text:span text:style-name="T7">rti</text:span><text:span text:style-name="T7">fi</text:span><text:span text:style-name="T7">c</text:span><text:span text:style-name="T7">er </text:span><text:span text:style-name="T7">(A</text:span><text:span text:style-name="T7">lc</text:span><text:span text:style-name="T7">h</text:span><text:span text:style-name="T7">e</text:span><text:span text:style-name="T7">m</text:span><text:span text:style-name="T7">is</text:span><text:span text:style-name="T7">t) <text:s/></text:span><text:span text:style-name="T7"><text:s/></text:span><text:span text:style-name="T7">In</text:span><text:span text:style-name="T7">h</text:span><text:span text:style-name="T7">er</text:span><text:span text:style-name="T7">it</text:span><text:span text:style-name="T7">or </text:span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g</text:span><text:span text:style-name="T7">c</text:span><text:span text:style-name="T7">3</text:span></text:p>
          <text:p><text:span text:style-name="T7"/></text:p>
          <text:p><text:span text:style-name="T7"><text:s text:c="2"/></text:span><text:span text:style-name="T7">Ti</text:span><text:span text:style-name="T7">e</text:span><text:span text:style-name="T7">fli</text:span><text:span text:style-name="T7">n</text:span><text:span text:style-name="T7">g <text:s/></text:span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N</text:span><text:span text:style-name="T7">e</text:span><text:span text:style-name="T7">ut</text:span><text:span text:style-name="T7">ra</text:span><text:span text:style-name="T7">l </text:span><text:span text:style-name="T7">G</text:span><text:span text:style-name="T7">o</text:span><text:span text:style-name="T7">o</text:span><text:span text:style-name="T7">d <text:s/></text:span><text:span text:style-name="T7"><text:s text:c="4"/></text:span><text:span text:style-name="T7"><text:s text:c="3"/></text:span><text:span text:style-name="T7"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7" draw:text-style-name="P1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3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20" draw:layer="layout" svg:width="1.788cm" svg:height="1.675cm" svg:x="9.826cm" svg:y="4.808cm" svg:viewBox="0 0 1789 1676" draw:points="1789,149 1789,1528 1641,1676 149,1676 0,1528 0,149 149,0 1641,0">
          <text:p text:style-name="P2"><text:span text:style-name="T8">+</text:span><text:span text:style-name="T8">2</text:span></text:p>
        </draw:polygon>
        <draw:polygon draw:style-name="gr16" draw:text-style-name="P20" draw:layer="layout" svg:width="1.788cm" svg:height="1.675cm" svg:x="11.886cm" svg:y="4.808cm" svg:viewBox="0 0 1789 1676" draw:points="1789,149 1789,1528 1641,1676 148,1676 0,1528 0,149 148,0 1641,0">
          <text:p text:style-name="P2"><text:span text:style-name="T8">3</text:span><text:span text:style-name="T8">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1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olygon draw:style-name="gr5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8" draw:text-style-name="P13" draw:layer="layout" svg:width="2.727cm" svg:height="1.675cm" svg:x="7.916cm" svg:y="11.143cm" svg:viewBox="0 0 2728 1676" draw:points="2728,148 2728,1528 2579,1676 149,1676 0,1528 0,148 149,0 2579,0">
          <text:p text:style-name="P22"><text:span text:style-name="T9">3</text:span></text:p>
          <text:p text:style-name="P22"><text:span text:style-name="T9">1d8+2</text:span></text:p>
        </draw:polygon>
        <draw:path draw:style-name="gr7" draw:text-style-name="P1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379cm" svg:height="0.956cm" svg:x="0.952cm" svg:y="20.667cm" svg:viewBox="0 0 5380 957" svg:d="M214 6c-134 106-214 283-214 472 0 190 80 367 214 473l8 6h523l7-6c28-22 54-47 77-75h4417l6-12c18-34 72-129 116-153l12-7v-452l-12-6c-44-24-98-118-116-152l-6-12h-4417c-23-28-49-53-77-76l-7-6h-523zM60 478c0-162 68-314 181-407h241c113 58 263 90 337 107 56 85 87 190 87 300 0 111-31 216-87 301-74 16-225 50-337 108h-241c-113-95-181-246-181-409zM5034 131c71 31 261 125 304 260l1 175c-44 135-234 229-305 261h-3929c-18-21-58-51-134-59 22-44 70-155 70-290s-48-246-70-289c76-8 116-39 134-58zM945 191c15 27 73 145 73 287 0 143-58 260-73 288-14 0-29 0-46 1 44-86 68-185 68-289 0-103-24-202-68-288 17 1 32 1 46 1zM726 887h-125c75-36 140-60 195-75-20 28-44 53-70 75zM884 796c93-10 149 10 181 31h-200c6-11 13-21 19-31zM5223 827h-129c78-40 191-110 245-205v53c-50 35-99 120-116 152zM5338 282v53c-53-96-166-165-244-204h129c17 31 66 115 115 151zM1065 131c-32 20-88 40-181 30-6-10-13-20-19-30zM796 145c-55-14-120-38-195-74h125c26 22 50 47 70 74z">
          <text:p text:style-name="P23"><text:span text:style-name="T10"><text:s text:c="2"/></text:span><text:span text:style-name="T11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25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</text:span><text:span text:style-name="T1">4</text:span></text:p>
        </draw:path>
        <draw:path draw:style-name="gr16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501cm" svg:height="5.299cm" svg:x="6.55cm" svg:y="21.772cm" svg:viewBox="0 0 7502 5300" svg:d="M7293 0h-7084l-209 148v5004l209 148h7084l209-148v-5004zM7444 165v115c-16-36-40-75-74-112v-1h-3c-47-51-115-97-211-126h113zM7076 5259h-6651c-109-18-196-61-261-127v-4964c57-57 141-106 262-127h6651c109 18 196 61 261 127v4964c-57 57-139 106-262 127zM58 347c13-42 35-94 74-144v4894c-6-8-14-17-20-26-27-41-44-82-54-116zM7370 203c7 8 14 17 20 26 28 41 45 82 54 116v4608c-12 42-34 94-74 144zM233 41h113c-96 29-163 75-211 126h-3v1c-33 37-58 76-74 112v-115zM58 5135v-115c16 36 41 75 74 112v1h3c48 51 115 97 211 126h-113zM7269 5259h-113c96-29 164-75 211-126h3v-1c34-37 58-76 74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0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85cm" svg:y="20.873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67cm" svg:y="20.855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67cm" svg:y="20.74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47cm" svg:y="20.72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66cm" svg:y="20.733cm" svg:viewBox="0 0 325 391" draw:points="16,391 0,377 308,0 325,13">
          <text:p/>
        </draw:polygon>
        <draw:polygon draw:style-name="gr7" draw:text-style-name="P15" draw:layer="layout" svg:width="0.323cm" svg:height="0.39cm" svg:x="8.055cm" svg:y="20.733cm" svg:viewBox="0 0 324 391" draw:points="308,391 0,13 16,0 324,377">
          <text:p/>
        </draw:polygon>
        <draw:polygon draw:style-name="gr7" draw:text-style-name="P15" draw:layer="layout" svg:width="0.323cm" svg:height="0.39cm" svg:x="6.866cm" svg:y="21.109cm" svg:viewBox="0 0 324 391" draw:points="308,391 0,14 16,0 324,377">
          <text:p/>
        </draw:polygon>
        <draw:polygon draw:style-name="gr7" draw:text-style-name="P15" draw:layer="layout" svg:width="0.323cm" svg:height="0.39cm" svg:x="8.055cm" svg:y="21.109cm" svg:viewBox="0 0 324 391" draw:points="16,391 0,377 308,0 324,14">
          <text:p/>
        </draw:polygon>
        <draw:path draw:style-name="gr5" draw:text-style-name="P12" draw:layer="layout" svg:width="1.176cm" svg:height="0.486cm" svg:x="12.2cm" svg:y="20.873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82cm" svg:y="20.855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82cm" svg:y="20.739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62cm" svg:y="20.72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633cm" svg:y="20.948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97cm" svg:y="21.07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79cm" svg:y="21.061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707cm" svg:y="20.732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707cm" svg:y="21.147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801cm" svg:y="21.396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63cm" svg:y="20.948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931cm" svg:y="21.07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922cm" svg:y="21.061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74cm" svg:y="20.732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74cm" svg:y="21.147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98cm" svg:y="21.396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801cm" svg:y="20.738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98cm" svg:y="20.738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95cm" svg:y="20.873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77cm" svg:y="20.855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77cm" svg:y="20.74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57cm" svg:y="20.72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728cm" svg:y="20.949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58cm" svg:y="20.949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56cm" svg:y="21.081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47cm" svg:y="21.073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2.032cm" svg:y="21.081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2.023cm" svg:y="21.073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47cm" svg:y="21.002cm" svg:viewBox="0 0 39 96" svg:d="M30 96l9-2c0-3-5-69-36-94l-3 16c26 22 30 79 30 80z">
          <text:p/>
        </draw:path>
        <draw:path draw:style-name="gr7" draw:text-style-name="P15" draw:layer="layout" svg:width="0.325cm" svg:height="0.282cm" svg:x="11.772cm" svg:y="20.734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86cm" svg:y="21.135cm" svg:viewBox="0 0 83 97" svg:d="M76 97c-66-26-75-91-76-94l19-3c0 3 9 58 64 79z">
          <text:p/>
        </draw:path>
        <draw:path draw:style-name="gr7" draw:text-style-name="P15" draw:layer="layout" svg:width="0.325cm" svg:height="0.282cm" svg:x="11.772cm" svg:y="21.216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91cm" svg:y="21.002cm" svg:viewBox="0 0 83 96" svg:d="M65 96c0-2-9-58-65-80l7-16c66 25 75 91 76 94z">
          <text:p/>
        </draw:path>
        <draw:path draw:style-name="gr7" draw:text-style-name="P15" draw:layer="layout" svg:width="0.325cm" svg:height="0.282cm" svg:x="10.762cm" svg:y="20.734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91cm" svg:y="21.135cm" svg:viewBox="0 0 83 97" svg:d="M7 97l-7-18c57-21 65-79 65-79l18 3c-1 3-10 68-76 94z">
          <text:p/>
        </draw:path>
        <draw:path draw:style-name="gr7" draw:text-style-name="P15" draw:layer="layout" svg:width="0.325cm" svg:height="0.282cm" svg:x="10.762cm" svg:y="21.216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9cm" svg:y="20.873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72cm" svg:y="20.855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72cm" svg:y="20.739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52cm" svg:y="20.72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51cm" svg:y="21.081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56cm" svg:y="21.213cm" svg:viewBox="0 0 239 286" draw:points="223,286 0,14 16,0 239,273">
          <text:p/>
        </draw:polygon>
        <draw:polygon draw:style-name="gr7" draw:text-style-name="P15" draw:layer="layout" svg:width="0.24cm" svg:height="0.285cm" svg:x="8.855cm" svg:y="20.733cm" svg:viewBox="0 0 241 286" draw:points="16,286 0,273 224,0 241,13">
          <text:p/>
        </draw:polygon>
        <draw:path draw:style-name="gr7" draw:text-style-name="P15" draw:layer="layout" svg:width="0.071cm" svg:height="0.336cm" svg:x="8.823cm" svg:y="20.948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127cm" svg:y="21.081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53cm" svg:y="21.213cm" svg:viewBox="0 0 241 286" draw:points="16,286 0,273 224,0 241,13">
          <text:p/>
        </draw:polygon>
        <draw:polygon draw:style-name="gr7" draw:text-style-name="P15" draw:layer="layout" svg:width="0.24cm" svg:height="0.285cm" svg:x="9.953cm" svg:y="20.733cm" svg:viewBox="0 0 241 286" draw:points="224,286 0,13 16,0 241,272">
          <text:p/>
        </draw:polygon>
        <draw:path draw:style-name="gr7" draw:text-style-name="P15" draw:layer="layout" svg:width="0.071cm" svg:height="0.336cm" svg:x="10.153cm" svg:y="20.948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7" draw:layer="layout" svg:width="0.688cm" svg:height="0.276cm" svg:x="9.55cm" svg:y="3.175cm">
          <draw:text-box>
            <text:p text:style-name="P26"><text:span text:style-name="T12">RACE</text:span></text:p>
          </draw:text-box>
        </draw:frame>
        <draw:frame draw:style-name="gr22" draw:text-style-name="P27" draw:layer="layout" svg:width="1.877cm" svg:height="0.276cm" svg:x="9.55cm" svg:y="2.255cm">
          <draw:text-box>
            <text:p text:style-name="P26"><text:span text:style-name="T12">C</text:span><text:span text:style-name="T12">L</text:span><text:span text:style-name="T12">A</text:span><text:span text:style-name="T12">S</text:span><text:span text:style-name="T12">S</text:span><text:span text:style-name="T12"> </text:span><text:span text:style-name="T12">&amp;</text:span><text:span text:style-name="T12"> </text:span><text:span text:style-name="T12">L</text:span><text:span text:style-name="T12">E</text:span><text:span text:style-name="T12">V</text:span><text:span text:style-name="T12">E</text:span><text:span text:style-name="T12">L</text:span></text:p>
          </draw:text-box>
        </draw:frame>
        <draw:frame draw:style-name="gr23" draw:text-style-name="P27" draw:layer="layout" svg:width="1.755cm" svg:height="0.276cm" svg:x="16.942cm" svg:y="2.255cm">
          <draw:text-box>
            <text:p text:style-name="P26"><text:span text:style-name="T12">P</text:span><text:span text:style-name="T12">L</text:span><text:span text:style-name="T12">A</text:span><text:span text:style-name="T12">Y</text:span><text:span text:style-name="T12">E</text:span><text:span text:style-name="T12">R</text:span><text:span text:style-name="T12"> </text:span><text:span text:style-name="T12">N</text:span><text:span text:style-name="T12">A</text:span><text:span text:style-name="T12">M</text:span><text:span text:style-name="T12">E</text:span></text:p>
          </draw:text-box>
        </draw:frame>
        <draw:frame draw:style-name="gr24" draw:text-style-name="P27" draw:layer="layout" svg:width="2.313cm" svg:height="0.276cm" svg:x="2.437cm" svg:y="3.182cm">
          <draw:text-box>
            <text:p text:style-name="P26"><text:span text:style-name="T12">C</text:span><text:span text:style-name="T12">H</text:span><text:span text:style-name="T12">A</text:span><text:span text:style-name="T12">R</text:span><text:span text:style-name="T12">A</text:span><text:span text:style-name="T12">C</text:span><text:span text:style-name="T12">T</text:span><text:span text:style-name="T12">E</text:span><text:span text:style-name="T12">R</text:span><text:span text:style-name="T12"> </text:span><text:span text:style-name="T12">N</text:span><text:span text:style-name="T12">A</text:span><text:span text:style-name="T12">M</text:span><text:span text:style-name="T12">E</text:span></text:p>
          </draw:text-box>
        </draw:frame>
        <draw:frame draw:style-name="gr25" draw:text-style-name="P27" draw:layer="layout" svg:width="1.767cm" svg:height="0.276cm" svg:x="13.528cm" svg:y="2.255cm">
          <draw:text-box>
            <text:p text:style-name="P26"><text:span text:style-name="T12">BACKGROUND</text:span></text:p>
          </draw:text-box>
        </draw:frame>
        <draw:frame draw:style-name="gr26" draw:text-style-name="P27" draw:layer="layout" svg:width="2.576cm" svg:height="0.276cm" svg:x="16.942cm" svg:y="3.182cm">
          <draw:text-box>
            <text:p text:style-name="P26"><text:span text:style-name="T12">EXPERIENCE </text:span><text:span text:style-name="T12">POINTS</text:span></text:p>
          </draw:text-box>
        </draw:frame>
        <draw:frame draw:style-name="gr27" draw:text-style-name="P27" draw:layer="layout" svg:width="1.433cm" svg:height="0.276cm" svg:x="13.528cm" svg:y="3.175cm">
          <draw:text-box>
            <text:p text:style-name="P26"><text:span text:style-name="T12">A</text:span><text:span text:style-name="T12">L</text:span><text:span text:style-name="T12">I</text:span><text:span text:style-name="T12">G</text:span><text:span text:style-name="T12">N</text:span><text:span text:style-name="T12">M</text:span><text:span text:style-name="T12">E</text:span><text:span text:style-name="T12">N</text:span><text:span text:style-name="T12">T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line draw:style-name="gr20" draw:text-style-name="P16" draw:layer="layout" svg:x1="8.71cm" svg:y1="11.573cm" svg:x2="10.396cm" svg:y2="11.573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7" draw:layer="layout" svg:width="2.055cm" svg:height="0.276cm" svg:x="8.105cm" svg:y="7.083cm">
          <draw:text-box>
            <text:p text:style-name="P26"><text:span text:style-name="T14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30" draw:layer="layout" svg:width="0.412cm" svg:height="0.395cm" svg:x="4.098cm" svg:y="7.288cm">
          <draw:text-box>
            <text:p text:style-name="P29"><text:span text:style-name="T15"><text:s/></text:span><text:span text:style-name="T15">-1</text:span></text:p>
          </draw:text-box>
        </draw:frame>
        <draw:frame draw:style-name="gr32" draw:text-style-name="P27" draw:layer="layout" svg:width="0.246cm" svg:height="0.276cm" svg:x="4.488cm" svg:y="7.38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7" draw:layer="layout" svg:width="0.925cm" svg:height="0.276cm" svg:x="4.621cm" svg:y="7.313cm">
          <draw:text-box>
            <text:p text:style-name="P26"><text:span text:style-name="T12">S</text:span><text:span text:style-name="T12">t</text:span><text:span text:style-name="T12">r</text:span><text:span text:style-name="T12">e</text:span><text:span text:style-name="T12">n</text:span><text:span text:style-name="T12">g</text:span><text:span text:style-name="T12">t</text:span><text:span text:style-name="T12">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1" draw:layer="layout" svg:width="0.4cm" svg:height="0.395cm" svg:x="4.098cm" svg:y="7.725cm">
          <draw:text-box>
            <text:p text:style-name="P26"><text:span text:style-name="T15">+</text:span><text:span text:style-name="T15">2</text:span></text:p>
          </draw:text-box>
        </draw:frame>
        <draw:frame draw:style-name="gr32" draw:text-style-name="P27" draw:layer="layout" svg:width="0.246cm" svg:height="0.276cm" svg:x="4.488cm" svg:y="7.8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2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7" draw:layer="layout" svg:width="0.967cm" svg:height="0.276cm" svg:x="4.621cm" svg:y="7.789cm">
          <draw:text-box>
            <text:p text:style-name="P26"><text:span text:style-name="T12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3" draw:layer="layout" svg:width="0.497cm" svg:height="0.395cm" svg:x="3.998cm" svg:y="8.201cm">
          <draw:text-box>
            <text:p text:style-name="P26"><text:span text:style-name="T16"><text:s/></text:span><text:span text:style-name="T16">+4</text:span></text:p>
          </draw:text-box>
        </draw:frame>
        <draw:frame draw:style-name="gr38" draw:text-style-name="P34" draw:layer="layout" svg:width="0.307cm" svg:height="0.276cm" svg:x="4.427cm" svg:y="8.336cm">
          <draw:text-box>
            <text:p text:style-name="P26"><text:span text:style-name="T12"><text:s/></text:span></text:p>
          </draw:text-box>
        </draw:frame>
        <draw:path draw:style-name="gr7" draw:text-style-name="P35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7" draw:layer="layout" svg:width="1.293cm" svg:height="0.276cm" svg:x="4.621cm" svg:y="8.266cm">
          <draw:text-box>
            <text:p text:style-name="P26"><text:span text:style-name="T12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1" draw:layer="layout" svg:width="0.497cm" svg:height="0.395cm" svg:x="3.998cm" svg:y="8.677cm">
          <draw:text-box>
            <text:p text:style-name="P26"><text:span text:style-name="T15"><text:s/></text:span><text:span text:style-name="T15">+6</text:span></text:p>
          </draw:text-box>
        </draw:frame>
        <draw:frame draw:style-name="gr32" draw:text-style-name="P27" draw:layer="layout" svg:width="0.246cm" svg:height="0.276cm" svg:x="4.488cm" svg:y="8.8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7" draw:layer="layout" svg:width="1.238cm" svg:height="0.276cm" svg:x="4.621cm" svg:y="8.742cm">
          <draw:text-box>
            <text:p text:style-name="P26"><text:span text:style-name="T12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1" draw:layer="layout" svg:width="0.294cm" svg:height="0.395cm" svg:x="4.198cm" svg:y="9.153cm">
          <draw:text-box>
            <text:p text:style-name="P26"><text:span text:style-name="T15"><text:s/></text:span><text:span text:style-name="T15">0</text:span></text:p>
          </draw:text-box>
        </draw:frame>
        <draw:frame draw:style-name="gr32" draw:text-style-name="P27" draw:layer="layout" svg:width="0.246cm" svg:height="0.276cm" svg:x="4.488cm" svg:y="9.2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7" draw:layer="layout" svg:width="0.887cm" svg:height="0.276cm" svg:x="4.621cm" svg:y="9.218cm">
          <draw:text-box>
            <text:p text:style-name="P26"><text:span text:style-name="T12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1" draw:layer="layout" svg:width="0.497cm" svg:height="0.395cm" svg:x="3.998cm" svg:y="9.63cm">
          <draw:text-box>
            <text:p text:style-name="P26"><text:span text:style-name="T15"><text:s/></text:span><text:span text:style-name="T15">+1</text:span></text:p>
          </draw:text-box>
        </draw:frame>
        <draw:frame draw:style-name="gr32" draw:text-style-name="P27" draw:layer="layout" svg:width="0.246cm" svg:height="0.276cm" svg:x="4.488cm" svg:y="9.765cm">
          <draw:text-box>
            <text:p text:style-name="P26"><text:span text:style-name="T12"><text:s/></text:span></text:p>
          </draw:text-box>
        </draw:frame>
        <draw:frame draw:style-name="gr43" draw:text-style-name="P27" draw:layer="layout" svg:width="1.048cm" svg:height="0.276cm" svg:x="4.621cm" svg:y="9.694cm">
          <draw:text-box>
            <text:p text:style-name="P26"><text:span text:style-name="T12">Charisma</text:span></text:p>
          </draw:text-box>
        </draw:frame>
        <draw:frame draw:style-name="gr44" draw:text-style-name="P36" draw:layer="layout" svg:width="0.286cm" svg:height="0.225cm" svg:x="6.562cm" svg:y="21.005cm">
          <draw:text-box>
            <text:p text:style-name="P26"><text:span text:style-name="T17">CP</text:span></text:p>
          </draw:text-box>
        </draw:frame>
        <draw:frame draw:style-name="gr45" draw:text-style-name="P36" draw:layer="layout" svg:width="0.273cm" svg:height="0.225cm" svg:x="12.282cm" svg:y="20.996cm">
          <draw:text-box>
            <text:p text:style-name="P26"><text:span text:style-name="T17">PP</text:span></text:p>
          </draw:text-box>
        </draw:frame>
        <draw:frame draw:style-name="gr46" draw:text-style-name="P36" draw:layer="layout" svg:width="0.294cm" svg:height="0.225cm" svg:x="10.362cm" svg:y="21.005cm">
          <draw:text-box>
            <text:p text:style-name="P26"><text:span text:style-name="T17">GP</text:span></text:p>
          </draw:text-box>
        </draw:frame>
        <draw:frame draw:style-name="gr45" draw:text-style-name="P36" draw:layer="layout" svg:width="0.273cm" svg:height="0.225cm" svg:x="8.475cm" svg:y="20.997cm">
          <draw:text-box>
            <text:p text:style-name="P26"><text:span text:style-name="T17">SP</text:span></text:p>
          </draw:text-box>
        </draw:frame>
        <draw:frame draw:style-name="gr47" draw:text-style-name="P37" draw:layer="layout" svg:width="3.291cm" svg:height="0.225cm" svg:x="2.506cm" svg:y="21.012cm">
          <draw:text-box>
            <text:p text:style-name="P26"><text:span text:style-name="T18">PASSIVE WISDOM (PERCEPTION)</text:span></text:p>
          </draw:text-box>
        </draw:frame>
        <draw:frame draw:style-name="gr48" draw:text-style-name="P38" draw:layer="layout" svg:width="1.607cm" svg:height="0.255cm" svg:x="9.569cm" svg:y="26.722cm">
          <draw:text-box>
            <text:p text:style-name="P26"><text:span text:style-name="T19">EQUIPMENT</text:span></text:p>
          </draw:text-box>
        </draw:frame>
        <draw:frame draw:style-name="gr49" draw:text-style-name="P38" draw:layer="layout" svg:width="3.597cm" svg:height="0.255cm" svg:x="1.874cm" svg:y="26.722cm">
          <draw:text-box>
            <text:p text:style-name="P26"><text:span text:style-name="T19"><text:s/></text:span><text:span text:style-name="T19">PROFICIENCIES &amp; LANGUAGES</text:span></text:p>
          </draw:text-box>
        </draw:frame>
        <draw:frame draw:style-name="gr50" draw:text-style-name="P38" draw:layer="layout" svg:width="3.152cm" svg:height="0.255cm" svg:x="9.219cm" svg:y="16.507cm">
          <draw:text-box>
            <text:p text:style-name="P26"><text:span text:style-name="T19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8" draw:layer="layout" svg:width="2.352cm" svg:height="0.255cm" svg:x="16.457cm" svg:y="26.728cm">
          <draw:text-box>
            <text:p text:style-name="P26"><text:span text:style-name="T19">FEATURES &amp; TRAITS</text:span></text:p>
          </draw:text-box>
        </draw:frame>
        <draw:line draw:style-name="gr52" draw:text-style-name="P39" draw:layer="layout" svg:x1="3.951cm" svg:y1="11.664cm" svg:x2="4.452cm" svg:y2="11.664cm">
          <text:p>1</text:p>
        </draw:line>
        <draw:frame draw:style-name="gr53" draw:text-style-name="P40" draw:layer="layout" svg:width="0.228cm" svg:height="0.255cm" svg:x="3.798cm" svg:y="11.466cm">
          <draw:text-box>
            <text:p text:style-name="P26"><text:span text:style-name="T20"><text:s/></text:span></text:p>
          </draw:text-box>
        </draw:frame>
        <draw:frame draw:style-name="gr53" draw:text-style-name="P40" draw:layer="layout" svg:width="0.228cm" svg:height="0.255cm" svg:x="4.453cm" svg:y="11.466cm">
          <draw:text-box>
            <text:p text:style-name="P26"><text:span text:style-name="T20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7" draw:layer="layout" svg:width="1.81cm" svg:height="0.276cm" svg:x="4.621cm" svg:y="11.379cm">
          <draw:text-box>
            <text:p text:style-name="P26"><text:span text:style-name="T12">Acrobatics </text:span><text:span text:style-name="T21">(Dex)</text:span></text:p>
          </draw:text-box>
        </draw:frame>
        <draw:line draw:style-name="gr52" draw:text-style-name="P39" draw:layer="layout" svg:x1="3.951cm" svg:y1="12.14cm" svg:x2="4.452cm" svg:y2="12.14cm">
          <text:p>2</text:p>
        </draw:line>
        <draw:frame draw:style-name="gr32" draw:text-style-name="P27" draw:layer="layout" svg:width="0.246cm" svg:height="0.276cm" svg:x="3.798cm" svg:y="11.9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1.9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7" draw:layer="layout" svg:width="2.424cm" svg:height="0.276cm" svg:x="4.621cm" svg:y="11.855cm">
          <draw:text-box>
            <text:p text:style-name="P26"><text:span text:style-name="T12">Animal Handling </text:span><text:span text:style-name="T21">(Wis)</text:span></text:p>
          </draw:text-box>
        </draw:frame>
        <draw:line draw:style-name="gr52" draw:text-style-name="P39" draw:layer="layout" svg:x1="3.951cm" svg:y1="12.616cm" svg:x2="4.452cm" svg:y2="12.616cm">
          <text:p>2</text:p>
        </draw:line>
        <draw:frame draw:style-name="gr32" draw:text-style-name="P27" draw:layer="layout" svg:width="0.246cm" svg:height="0.276cm" svg:x="3.798cm" svg:y="12.40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40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7" draw:layer="layout" svg:width="1.276cm" svg:height="0.276cm" svg:x="4.621cm" svg:y="12.332cm">
          <draw:text-box>
            <text:p text:style-name="P26"><text:span text:style-name="T12">Arcana </text:span><text:span text:style-name="T21">(Int)</text:span></text:p>
          </draw:text-box>
        </draw:frame>
        <draw:line draw:style-name="gr52" draw:text-style-name="P39" draw:layer="layout" svg:x1="3.951cm" svg:y1="13.093cm" svg:x2="4.452cm" svg:y2="13.093cm">
          <text:p>3</text:p>
        </draw:line>
        <draw:frame draw:style-name="gr32" draw:text-style-name="P27" draw:layer="layout" svg:width="0.246cm" svg:height="0.276cm" svg:x="3.798cm" svg:y="12.87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87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7" draw:layer="layout" svg:width="1.471cm" svg:height="0.276cm" svg:x="4.621cm" svg:y="12.808cm">
          <draw:text-box>
            <text:p text:style-name="P26"><text:span text:style-name="T12">Athletics </text:span><text:span text:style-name="T21">(Str)</text:span></text:p>
          </draw:text-box>
        </draw:frame>
        <draw:line draw:style-name="gr52" draw:text-style-name="P39" draw:layer="layout" svg:x1="3.951cm" svg:y1="13.569cm" svg:x2="4.452cm" svg:y2="13.569cm">
          <text:p>2</text:p>
        </draw:line>
        <draw:frame draw:style-name="gr32" draw:text-style-name="P27" draw:layer="layout" svg:width="0.246cm" svg:height="0.276cm" svg:x="3.798cm" svg:y="13.35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355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7" draw:layer="layout" svg:width="1.78cm" svg:height="0.276cm" svg:x="4.621cm" svg:y="13.284cm">
          <draw:text-box>
            <text:p text:style-name="P26"><text:span text:style-name="T12">Deception </text:span><text:span text:style-name="T21">(Cha)</text:span></text:p>
          </draw:text-box>
        </draw:frame>
        <draw:line draw:style-name="gr52" draw:text-style-name="P39" draw:layer="layout" svg:x1="3.951cm" svg:y1="14.045cm" svg:x2="4.452cm" svg:y2="14.045cm">
          <text:p>3</text:p>
        </draw:line>
        <draw:frame draw:style-name="gr32" draw:text-style-name="P27" draw:layer="layout" svg:width="0.246cm" svg:height="0.276cm" svg:x="3.798cm" svg:y="13.83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83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7" draw:layer="layout" svg:width="1.264cm" svg:height="0.276cm" svg:x="4.621cm" svg:y="13.76cm">
          <draw:text-box>
            <text:p text:style-name="P26"><text:span text:style-name="T12">History </text:span><text:span text:style-name="T21">(Int)</text:span></text:p>
          </draw:text-box>
        </draw:frame>
        <draw:line draw:style-name="gr52" draw:text-style-name="P39" draw:layer="layout" svg:x1="3.951cm" svg:y1="14.521cm" svg:x2="4.452cm" svg:y2="14.521cm">
          <text:p>3</text:p>
        </draw:line>
        <draw:frame draw:style-name="gr32" draw:text-style-name="P27" draw:layer="layout" svg:width="0.246cm" svg:height="0.276cm" svg:x="3.798cm" svg:y="14.3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3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7" draw:layer="layout" svg:width="1.361cm" svg:height="0.276cm" svg:x="4.621cm" svg:y="14.237cm">
          <draw:text-box>
            <text:p text:style-name="P26"><text:span text:style-name="T12">Insight </text:span><text:span text:style-name="T21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7" draw:layer="layout" svg:width="0.246cm" svg:height="0.276cm" svg:x="3.798cm" svg:y="14.78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784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7" draw:layer="layout" svg:width="1.929cm" svg:height="0.276cm" svg:x="4.621cm" svg:y="14.713cm">
          <draw:text-box>
            <text:p text:style-name="P26"><text:span text:style-name="T12">Intimidation </text:span><text:span text:style-name="T21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7" draw:layer="layout" svg:width="0.246cm" svg:height="0.276cm" svg:x="3.798cm" svg:y="15.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7" draw:layer="layout" svg:width="1.873cm" svg:height="0.276cm" svg:x="4.621cm" svg:y="15.189cm">
          <draw:text-box>
            <text:p text:style-name="P26"><text:span text:style-name="T12">Investigation </text:span><text:span text:style-name="T21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7" draw:layer="layout" svg:width="0.246cm" svg:height="0.276cm" svg:x="3.798cm" svg:y="15.73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736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7" draw:layer="layout" svg:width="1.62cm" svg:height="0.276cm" svg:x="4.621cm" svg:y="15.665cm">
          <draw:text-box>
            <text:p text:style-name="P26"><text:span text:style-name="T12">Medicine </text:span><text:span text:style-name="T21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7" draw:layer="layout" svg:width="0.246cm" svg:height="0.276cm" svg:x="3.798cm" svg:y="16.21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2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7" draw:layer="layout" svg:width="1.234cm" svg:height="0.276cm" svg:x="4.621cm" svg:y="16.142cm">
          <draw:text-box>
            <text:p text:style-name="P26"><text:span text:style-name="T12">Nature </text:span><text:span text:style-name="T21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7" draw:layer="layout" svg:width="0.246cm" svg:height="0.276cm" svg:x="3.798cm" svg:y="16.68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6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7" draw:layer="layout" svg:width="1.81cm" svg:height="0.276cm" svg:x="4.621cm" svg:y="16.618cm">
          <draw:text-box>
            <text:p text:style-name="P26"><text:span text:style-name="T12">Perception </text:span><text:span text:style-name="T21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7" draw:layer="layout" svg:width="0.246cm" svg:height="0.276cm" svg:x="3.798cm" svg:y="17.16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165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7" draw:layer="layout" svg:width="2.077cm" svg:height="0.276cm" svg:x="4.621cm" svg:y="17.094cm">
          <draw:text-box>
            <text:p text:style-name="P26"><text:span text:style-name="T12">Performance </text:span><text:span text:style-name="T21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7" draw:layer="layout" svg:width="0.246cm" svg:height="0.276cm" svg:x="3.798cm" svg:y="17.64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64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7" draw:layer="layout" svg:width="1.903cm" svg:height="0.276cm" svg:x="4.621cm" svg:y="17.57cm">
          <draw:text-box>
            <text:p text:style-name="P26"><text:span text:style-name="T12">Persuasion </text:span><text:span text:style-name="T21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7" draw:layer="layout" svg:width="0.246cm" svg:height="0.276cm" svg:x="3.798cm" svg:y="18.11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11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7" draw:layer="layout" svg:width="1.387cm" svg:height="0.276cm" svg:x="4.621cm" svg:y="18.047cm">
          <draw:text-box>
            <text:p text:style-name="P26"><text:span text:style-name="T12">Religion </text:span><text:span text:style-name="T21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7" draw:layer="layout" svg:width="0.246cm" svg:height="0.276cm" svg:x="3.798cm" svg:y="18.59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59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7" draw:layer="layout" svg:width="2.339cm" svg:height="0.276cm" svg:x="4.621cm" svg:y="18.523cm">
          <draw:text-box>
            <text:p text:style-name="P26"><text:span text:style-name="T12">Sleight of Hand </text:span><text:span text:style-name="T21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7" draw:layer="layout" svg:width="0.246cm" svg:height="0.276cm" svg:x="3.798cm" svg:y="19.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7" draw:layer="layout" svg:width="1.429cm" svg:height="0.276cm" svg:x="4.621cm" svg:y="18.999cm">
          <draw:text-box>
            <text:p text:style-name="P26"><text:span text:style-name="T12">Stealth </text:span><text:span text:style-name="T21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7" draw:layer="layout" svg:width="0.246cm" svg:height="0.276cm" svg:x="3.798cm" svg:y="19.54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546cm">
          <draw:text-box>
            <text:p text:style-name="P26"><text:span text:style-name="T12"><text:s/></text:span></text:p>
          </draw:text-box>
        </draw:frame>
        <draw:frame draw:style-name="gr70" draw:text-style-name="P27" draw:layer="layout" svg:width="1.514cm" svg:height="0.276cm" svg:x="4.621cm" svg:y="19.475cm">
          <draw:text-box>
            <text:p text:style-name="P26"><text:span text:style-name="T12">Survival </text:span><text:span text:style-name="T21">(Wis)</text:span></text:p>
          </draw:text-box>
        </draw:frame>
        <draw:frame draw:style-name="gr71" draw:text-style-name="P36" draw:layer="layout" svg:width="1.424cm" svg:height="0.225cm" svg:x="11.661cm" svg:y="12.49cm">
          <draw:text-box>
            <text:p text:style-name="P26"><text:span text:style-name="T18">DEATH SAVES</text:span></text:p>
          </draw:text-box>
        </draw:frame>
        <draw:frame draw:style-name="gr72" draw:text-style-name="P36" draw:layer="layout" svg:width="0.87cm" svg:height="0.225cm" svg:x="8.873cm" svg:y="12.49cm">
          <draw:text-box>
            <text:p text:style-name="P26"><text:span text:style-name="T18">HIT DICE</text:span></text:p>
          </draw:text-box>
        </draw:frame>
        <draw:frame draw:style-name="gr73" draw:text-style-name="P37" draw:layer="layout" svg:width="0.59cm" svg:height="0.225cm" svg:x="7.926cm" svg:y="13.505cm">
          <draw:text-box>
            <text:p text:style-name="P26"><text:span text:style-name="T17">NAME</text:span></text:p>
          </draw:text-box>
        </draw:frame>
        <draw:frame draw:style-name="gr74" draw:text-style-name="P37" draw:layer="layout" svg:width="1.175cm" svg:height="0.225cm" svg:x="10.313cm" svg:y="13.505cm">
          <draw:text-box>
            <text:p text:style-name="P26"><text:span text:style-name="T17">ATK BONUS</text:span></text:p>
          </draw:text-box>
        </draw:frame>
        <draw:frame draw:style-name="gr75" draw:text-style-name="P37" draw:layer="layout" svg:width="1.467cm" svg:height="0.225cm" svg:x="11.776cm" svg:y="13.505cm">
          <draw:text-box>
            <text:p text:style-name="P26"><text:span text:style-name="T17">DAMAGE/TYPE</text:span></text:p>
          </draw:text-box>
        </draw:frame>
        <draw:frame draw:style-name="gr76" draw:text-style-name="P27" draw:layer="layout" svg:width="0.544cm" svg:height="0.276cm" svg:x="8.105cm" svg:y="11.337cm">
          <draw:text-box>
            <text:p text:style-name="P26"><text:span text:style-name="T14">Total</text:span></text:p>
          </draw:text-box>
        </draw:frame>
        <draw:frame draw:style-name="gr77" draw:text-style-name="P36" draw:layer="layout" svg:width="1.17cm" svg:height="0.217cm" svg:x="11.004cm" svg:y="11.42cm">
          <draw:text-box>
            <text:p text:style-name="P26"><text:span text:style-name="T22">SUCCESSES</text:span></text:p>
          </draw:text-box>
        </draw:frame>
        <draw:frame draw:style-name="gr78" draw:text-style-name="P36" draw:layer="layout" svg:width="0.997cm" svg:height="0.225cm" svg:x="11.182cm" svg:y="11.95cm">
          <draw:text-box>
            <text:p text:style-name="P26"><text:span text:style-name="T18">FAILURES</text:span></text:p>
          </draw:text-box>
        </draw:frame>
        <draw:frame draw:style-name="gr79" draw:text-style-name="P37" draw:layer="layout" svg:width="0.778cm" svg:height="0.225cm" svg:x="17.347cm" svg:y="8.624cm">
          <draw:text-box>
            <text:p text:style-name="P26"><text:span text:style-name="T18">IDEALS</text:span></text:p>
          </draw:text-box>
        </draw:frame>
        <draw:frame draw:style-name="gr80" draw:text-style-name="P37" draw:layer="layout" svg:width="0.78cm" svg:height="0.225cm" svg:x="17.327cm" svg:y="10.594cm">
          <draw:text-box>
            <text:p text:style-name="P26"><text:span text:style-name="T18">BONDS</text:span></text:p>
          </draw:text-box>
        </draw:frame>
        <draw:frame draw:style-name="gr81" draw:text-style-name="P37" draw:layer="layout" svg:width="0.751cm" svg:height="0.225cm" svg:x="17.369cm" svg:y="12.525cm">
          <draw:text-box>
            <text:p text:style-name="P26"><text:span text:style-name="T18">FLAWS</text:span></text:p>
          </draw:text-box>
        </draw:frame>
        <draw:frame draw:style-name="gr82" draw:text-style-name="P37" draw:layer="layout" svg:width="2.357cm" svg:height="0.225cm" svg:x="16.656cm" svg:y="6.683cm">
          <draw:text-box>
            <text:p text:style-name="P26"><text:span text:style-name="T18">P</text:span><text:span text:style-name="T18">E</text:span><text:span text:style-name="T18">R</text:span><text:span text:style-name="T18">S</text:span><text:span text:style-name="T18">O</text:span><text:span text:style-name="T18">N</text:span><text:span text:style-name="T18">A</text:span><text:span text:style-name="T18">L</text:span><text:span text:style-name="T18">I</text:span><text:span text:style-name="T18">T</text:span><text:span text:style-name="T18">Y</text:span><text:span text:style-name="T18"> </text:span><text:span text:style-name="T18">T</text:span><text:span text:style-name="T18">R</text:span><text:span text:style-name="T18">A</text:span><text:span text:style-name="T18">I</text:span><text:span text:style-name="T18">T</text:span><text:span text:style-name="T18">S</text:span></text:p>
          </draw:text-box>
        </draw:frame>
        <draw:frame draw:style-name="gr83" draw:text-style-name="P38" draw:layer="layout" svg:width="0.802cm" svg:height="0.239cm" svg:x="8.326cm" svg:y="5.783cm">
          <draw:text-box>
            <text:p text:style-name="P26"><text:span text:style-name="T23">A</text:span><text:span text:style-name="T23">R</text:span><text:span text:style-name="T23">M</text:span><text:span text:style-name="T23">O</text:span><text:span text:style-name="T23">R</text:span></text:p>
          </draw:text-box>
        </draw:frame>
        <draw:frame draw:style-name="gr84" draw:text-style-name="P38" draw:layer="layout" svg:width="0.717cm" svg:height="0.239cm" svg:x="8.377cm" svg:y="5.968cm">
          <draw:text-box>
            <text:p text:style-name="P26"><text:span text:style-name="T23">CLASS</text:span></text:p>
          </draw:text-box>
        </draw:frame>
        <draw:frame draw:style-name="gr85" draw:text-style-name="P40" draw:layer="layout" svg:width="3.05cm" svg:height="0.255cm" svg:x="9.27cm" svg:y="8.625cm">
          <draw:text-box>
            <text:p text:style-name="P26"><text:span text:style-name="T19">CURRENT DAMAGE TAKEN</text:span></text:p>
          </draw:text-box>
        </draw:frame>
        <draw:frame draw:style-name="gr86" draw:text-style-name="P40" draw:layer="layout" svg:width="2.809cm" svg:height="0.255cm" svg:x="9.391cm" svg:y="10.493cm">
          <draw:text-box>
            <text:p text:style-name="P26"><text:span text:style-name="T19">TEMPORARY HIT POINTS</text:span></text:p>
          </draw:text-box>
        </draw:frame>
        <draw:frame draw:style-name="gr87" draw:text-style-name="P40" draw:layer="layout" svg:width="1.17cm" svg:height="0.255cm" svg:x="10.176cm" svg:y="6.163cm">
          <draw:text-box>
            <text:p text:style-name="P26"><text:span text:style-name="T19">I</text:span><text:span text:style-name="T19">N</text:span><text:span text:style-name="T19">I</text:span><text:span text:style-name="T19">T</text:span><text:span text:style-name="T19">I</text:span><text:span text:style-name="T19">A</text:span><text:span text:style-name="T19">T</text:span><text:span text:style-name="T19">I</text:span><text:span text:style-name="T19">V</text:span><text:span text:style-name="T19">E</text:span></text:p>
          </draw:text-box>
        </draw:frame>
        <draw:frame draw:style-name="gr88" draw:text-style-name="P40" draw:layer="layout" svg:width="0.777cm" svg:height="0.255cm" svg:x="12.453cm" svg:y="6.163cm">
          <draw:text-box>
            <text:p text:style-name="P26"><text:span text:style-name="T19">SPE</text:span><text:span text:style-name="T19">ED</text:span></text:p>
          </draw:text-box>
        </draw:frame>
        <draw:frame draw:style-name="gr89" draw:text-style-name="P36" draw:layer="layout" svg:width="2.182cm" svg:height="0.225cm" svg:x="4.784cm" svg:y="6.147cm">
          <draw:text-box>
            <text:p text:style-name="P26"><text:span text:style-name="T24">PROFICIENCY BONUS</text:span></text:p>
          </draw:text-box>
        </draw:frame>
        <draw:frame draw:style-name="gr90" draw:text-style-name="P40" draw:layer="layout" svg:width="1.259cm" svg:height="0.255cm" svg:x="1.451cm" svg:y="5.134cm">
          <draw:text-box>
            <text:p text:style-name="P26"><text:span text:style-name="T19">S</text:span><text:span text:style-name="T19">T</text:span><text:span text:style-name="T19">R</text:span><text:span text:style-name="T19">E</text:span><text:span text:style-name="T19">N</text:span><text:span text:style-name="T19">G</text:span><text:span text:style-name="T19">T</text:span><text:span text:style-name="T19">H</text:span></text:p>
          </draw:text-box>
        </draw:frame>
        <draw:frame draw:style-name="gr91" draw:text-style-name="P40" draw:layer="layout" svg:width="1.285cm" svg:height="0.255cm" svg:x="1.463cm" svg:y="7.669cm">
          <draw:text-box>
            <text:p text:style-name="P26"><text:span text:style-name="T19">DEXTERITY</text:span></text:p>
          </draw:text-box>
        </draw:frame>
        <draw:frame draw:style-name="gr92" draw:text-style-name="P40" draw:layer="layout" svg:width="1.594cm" svg:height="0.239cm" svg:x="1.21cm" svg:y="10.182cm">
          <draw:text-box>
            <text:p text:style-name="P26"><text:span text:style-name="T23">CONSTITUTION</text:span></text:p>
          </draw:text-box>
        </draw:frame>
        <draw:frame draw:style-name="gr93" draw:text-style-name="P40" draw:layer="layout" svg:width="1.678cm" svg:height="0.255cm" svg:x="1.27cm" svg:y="12.719cm">
          <draw:text-box>
            <text:p text:style-name="P26"><text:span text:style-name="T23">INTELLIGENCE</text:span></text:p>
          </draw:text-box>
        </draw:frame>
        <draw:frame draw:style-name="gr94" draw:text-style-name="P40" draw:layer="layout" svg:width="0.967cm" svg:height="0.255cm" svg:x="1.556cm" svg:y="15.243cm">
          <draw:text-box>
            <text:p text:style-name="P26"><text:span text:style-name="T19">WISDOM</text:span></text:p>
          </draw:text-box>
        </draw:frame>
        <draw:frame draw:style-name="gr95" draw:text-style-name="P40" draw:layer="layout" svg:width="1.234cm" svg:height="0.255cm" svg:x="1.464cm" svg:y="17.762cm">
          <draw:text-box>
            <text:p text:style-name="P26"><text:span text:style-name="T19">CHARISMA</text:span></text:p>
          </draw:text-box>
        </draw:frame>
        <draw:path draw:style-name="gr96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7" draw:text-style-name="P38" draw:layer="layout" svg:width="1.958cm" svg:height="0.255cm" svg:x="4.397cm" svg:y="10.26cm">
          <draw:text-box draw:corner-radius="0.03cm">
            <text:p text:style-name="P26"><text:span text:style-name="T19">SAVING THROWS</text:span></text:p>
          </draw:text-box>
        </draw:frame>
        <draw:frame draw:style-name="gr98" draw:text-style-name="P36" draw:layer="layout" svg:width="1.31cm" svg:height="0.225cm" svg:x="5.163cm" svg:y="4.817cm">
          <draw:text-box>
            <text:p text:style-name="P26"><text:span text:style-name="T24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9" draw:text-style-name="P40" draw:layer="layout" svg:width="0.815cm" svg:height="0.255cm" svg:x="4.94cm" svg:y="20.116cm">
          <draw:text-box>
            <text:p text:style-name="P26"><text:span text:style-name="T19">SKILLS</text:span></text:p>
          </draw:text-box>
        </draw:frame>
        <draw:frame draw:style-name="gr100" draw:text-style-name="P42" draw:layer="layout" svg:width="0.485cm" svg:height="0.424cm" svg:x="3.549cm" svg:y="6.028cm">
          <draw:text-box>
            <text:p text:style-name="P26"><text:span text:style-name="T25">+</text:span><text:span text:style-name="T25">2</text:span></text:p>
          </draw:text-box>
        </draw:frame>
        <draw:frame draw:style-name="gr101" draw:text-style-name="P45" draw:layer="layout" svg:width="6.356cm" svg:height="13.335cm" svg:x="14.368cm" svg:y="13.617cm">
          <draw:text-box>
            <text:p text:style-name="P43"><text:span text:style-name="T26">Darkvision</text:span><text:span text:style-name="T27">: 60 ft. </text:span></text:p>
            <text:p text:style-name="P44"><text:span text:style-name="T26">Damage Resistances</text:span><text:span text:style-name="T27">: fire</text:span></text:p>
            <text:p text:style-name="P44"><text:span text:style-name="T26">Tiefling Spells</text:span></text:p>
            <text:p text:style-name="P44"><text:span text:style-name="T26"><text:s text:c="2"/></text:span><text:span text:style-name="T26">- </text:span><text:span text:style-name="T27">Hellish Rebuke (1/day at 2nd level)</text:span><text:span text:style-name="T28"><text:line-break/></text:span><text:span text:style-name="T28"/></text:p>
            <text:p text:style-name="P44"><text:span text:style-name="T29">Magical Tinkering (imbue INT tiny objs)</text:span></text:p>
            <text:p text:style-name="P44"><text:span text:style-name="T27"><text:s text:c="2"/></text:span><text:span text:style-name="T27">- sheds bright light for 5’ radius then dim 5’</text:span></text:p>
            <text:p text:style-name="P44"><text:span text:style-name="T27"><text:s text:c="2"/></text:span><text:span text:style-name="T27">- tap to play a 6s msg for 10’</text:span></text:p>
            <text:p text:style-name="P44"><text:span text:style-name="T27"><text:s text:c="2"/></text:span><text:span text:style-name="T27">- unending odor or nonverbal sound for 10’</text:span></text:p>
            <text:p text:style-name="P44"><text:span text:style-name="T27"><text:s text:c="2"/></text:span><text:span text:style-name="T27">- put pic, text, and/or shapes on surface</text:span></text:p>
            <text:p text:style-name="P44"><text:span text:style-name="T27"/></text:p>
            <text:p text:style-name="P44"><text:span text:style-name="T29">Infuse Item (4 known, 2 items)</text:span></text:p>
            <text:p text:style-name="P44"><text:span text:style-name="T27"><text:s text:c="2"/></text:span><text:span text:style-name="T27">Enh. Arcane Focus <text:s text:c="4"/>+1 atk, no half cover</text:span></text:p>
            <text:p text:style-name="P44"><text:span text:style-name="T27"><text:s text:c="2"/></text:span><text:span text:style-name="T27">Enh. Weapon <text:s text:c="13"/>+1 atk &amp; dmg</text:span></text:p>
            <text:p text:style-name="P44"><text:span text:style-name="T27"><text:s text:c="2"/></text:span><text:span text:style-name="T27">Homunculus Servant</text:span></text:p>
            <text:p text:style-name="P44"><text:span text:style-name="T27"><text:s text:c="2"/></text:span><text:span text:style-name="T27">Mind Sharpener <text:s text:c="9"/>1d4/day conc saves</text:span></text:p>
            <text:p text:style-name="P44"><text:span text:style-name="T27"/></text:p>
            <text:p text:style-name="P44"><text:span text:style-name="T29">Experimental Elixir (roll 1/day, slot to pick)</text:span></text:p>
            <text:p text:style-name="P44"><text:span text:style-name="T27"><text:s text:c="2"/></text:span><text:span text:style-name="T27">1. <text:s/>Healing <text:s text:c="6"/>— <text:s text:c="3"/>heal 2d4+INT</text:span></text:p>
            <text:p text:style-name="P44"><text:span text:style-name="T27"><text:s text:c="2"/></text:span><text:span text:style-name="T27">2. <text:s/>Swiftness <text:s text:c="3"/>1 <text:s text:c="4"/>+10’ to movement</text:span></text:p>
            <text:p text:style-name="P44"><text:span text:style-name="T27"><text:s text:c="2"/></text:span><text:span text:style-name="T27">3. <text:s/>Resilience <text:s text:c="2"/>10 <text:s text:c="2"/>+1AC</text:span></text:p>
            <text:p text:style-name="P44"><text:span text:style-name="T27"><text:s text:c="2"/></text:span><text:span text:style-name="T27">4. <text:s/>Bold <text:s text:c="11"/>1 <text:s text:c="4"/>1d4 atk &amp; saves</text:span></text:p>
            <text:p text:style-name="P44"><text:span text:style-name="T27"><text:s text:c="2"/></text:span><text:span text:style-name="T27">5. <text:s/>Flight <text:s text:c="9"/>10 <text:s text:c="3"/>10’ flying speed</text:span></text:p>
            <text:p text:style-name="P44"><text:span text:style-name="T27"><text:s text:c="2"/></text:span><text:span text:style-name="T27">6. <text:s/>Transform <text:s text:c="2"/>10 <text:s text:c="3"/>Cast Alter Self</text:span></text:p>
            <text:p text:style-name="P44"><text:span text:style-name="T29"/></text:p>
            <text:p text:style-name="P44"><text:span text:style-name="T29">The Right Tool for the Job (1hr)</text:span></text:p>
            <text:p text:style-name="P44"><text:span text:style-name="T29"/></text:p>
            <text:p text:style-name="P44"><text:span text:style-name="T29">Fey Touched:</text:span><text:span text:style-name="T30"> Misty Step/Bless (each 1/day)</text:span></text:p>
          </draw:text-box>
        </draw:frame>
        <draw:frame draw:style-name="standard" draw:layer="layout" svg:width="7.422cm" svg:height="4.781cm" svg:x="6.603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31">Alchemist Supplies</text:span></text:p>
                <text:p text:style-name="P46"><text:span text:style-name="T31">Book (Inheritance)</text:span></text:p>
                <text:p text:style-name="P46"><text:span text:style-name="T32">Elf-Skin Satchel</text:span></text:p>
                <text:p text:style-name="P47"><text:span text:style-name="T32">Playing Card Set</text:span></text:p>
                <text:p text:style-name="P46"><text:span text:style-name="T32"/></text:p>
                <text:p text:style-name="P46"><text:span text:style-name="T31">Clothes, traveler’s </text:span></text:p>
                <text:p text:style-name="P46"><text:span text:style-name="T31">Crossbow bolt x20 </text:span></text:p>
                <text:p text:style-name="P46"><text:span text:style-name="T31">Piton x10</text:span></text:p>
                <text:p text:style-name="P46"><text:span text:style-name="T31">Rations (1 day) x10</text:span></text:p>
                <text:p text:style-name="P46"><text:span text:style-name="T32">Rope, hempen </text:span></text:p>
                <text:p text:style-name="P46"><text:span text:style-name="T32">Torch x10 </text:span></text:p>
              </table:table-cell>
              <table:table-cell table:style-name="ce2">
                <text:p text:style-name="P48"><text:span text:style-name="T32">Flasks x3</text:span></text:p>
                <text:p text:style-name="P48"><text:span text:style-name="T32">Shield</text:span></text:p>
                <text:p text:style-name="P48"><text:span text:style-name="T32">Scale mail</text:span></text:p>
                <text:p text:style-name="P48"><text:span text:style-name="T32">Hammer</text:span></text:p>
                <text:p text:style-name="P48"><text:span text:style-name="T32">Crowbar</text:span></text:p>
                <text:p text:style-name="P48"><text:span text:style-name="T32">Waterskin</text:span></text:p>
                <text:p text:style-name="P48"><text:span text:style-name="T32">Backpa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2" draw:text-style-name="P49" draw:layer="layout" svg:width="5.111cm" svg:height="4.85cm" svg:x="1.206cm" svg:y="21.89cm">
          <draw:text-box>
            <text:p><text:span text:style-name="T33">Armor: Light, Medium, Shields </text:span></text:p>
            <text:p><text:span text:style-name="T33">Weapons: Simple</text:span></text:p>
            <text:p><text:span text:style-name="T34"/></text:p>
            <text:p text:style-name="P2"><text:span text:style-name="T33">— </text:span><text:span text:style-name="T33">Tool Proficiencies — </text:span></text:p>
            <text:p><text:span text:style-name="T33">Alchemist's Supplies</text:span></text:p>
            <text:p><text:span text:style-name="T33">Playing Card Set</text:span></text:p>
            <text:p><text:span text:style-name="T33">Thieves' Tools</text:span></text:p>
            <text:p><text:span text:style-name="T33">Tinker's Tools</text:span></text:p>
            <text:p><text:span text:style-name="T33"/></text:p>
            <text:p text:style-name="P2"><text:span text:style-name="T33">— </text:span><text:span text:style-name="T33">Language Proficiencies— </text:span></text:p>
            <text:p><text:span text:style-name="T33">Common</text:span></text:p>
            <text:p><text:span text:style-name="T33">Infernal</text:span></text:p>
            <text:p><text:span text:style-name="T33">Elvish</text:span></text:p>
          </draw:text-box>
        </draw:frame>
        <draw:frame draw:style-name="gr103" draw:text-style-name="P50" draw:layer="layout" svg:width="7.62cm" svg:height="0.953cm" svg:x="1.57cm" svg:y="1.987cm">
          <draw:text-box>
            <text:p text:style-name="P23"><text:span text:style-name="T35"><text:tab/></text:span><text:span text:style-name="T35">B</text:span><text:span text:style-name="T35">u</text:span><text:span text:style-name="T35">c</text:span><text:span text:style-name="T35">k</text:span><text:span text:style-name="T35"> </text:span><text:span text:style-name="T35">C</text:span><text:span text:style-name="T35">h</text:span><text:span text:style-name="T35">a</text:span><text:span text:style-name="T35">z</text:span><text:span text:style-name="T35">z</text:span></text:p>
          </draw:text-box>
        </draw:frame>
        <draw:frame draw:style-name="gr104" draw:text-style-name="P53" draw:layer="layout" svg:width="6.045cm" svg:height="1.905cm" svg:x="14.787cm" svg:y="4.945cm">
          <draw:text-box>
            <text:p text:style-name="P51"><text:span text:style-name="T36">I’m </text:span><text:span text:style-name="T36">Buck </text:span><text:span text:style-name="T36">Chazz! </text:span></text:p>
            <text:p text:style-name="P52"><text:span text:style-name="T36">Pranks</text:span><text:span text:style-name="T36">ter. </text:span><text:span text:style-name="T36">Should </text:span><text:span text:style-name="T36">I just </text:span><text:span text:style-name="T36">go </text:span><text:span text:style-name="T36">home </text:span><text:span text:style-name="T36">or </text:span><text:span text:style-name="T36">make </text:span><text:span text:style-name="T36">my </text:span><text:span text:style-name="T36">own </text:span><text:span text:style-name="T36">way in </text:span><text:span text:style-name="T36">the </text:span><text:span text:style-name="T36">world?</text:span></text:p>
          </draw:text-box>
        </draw:frame>
        <draw:frame draw:style-name="gr104" draw:text-style-name="P55" draw:layer="layout" svg:width="5.93cm" svg:height="1.587cm" svg:x="14.79cm" svg:y="7.385cm">
          <draw:text-box>
            <text:p text:style-name="P54"><text:span text:style-name="T36">A</text:span><text:span text:style-name="T36">p</text:span><text:span text:style-name="T36">p</text:span><text:span text:style-name="T36">r</text:span><text:span text:style-name="T36">e</text:span><text:span text:style-name="T36">n</text:span><text:span text:style-name="T36">t</text:span><text:span text:style-name="T36">i</text:span><text:span text:style-name="T36">c</text:span><text:span text:style-name="T36">e</text:span><text:span text:style-name="T36">d</text:span><text:span text:style-name="T36"> </text:span><text:span text:style-name="T36">t</text:span><text:span text:style-name="T36">o</text:span><text:span text:style-name="T36"> </text:span><text:span text:style-name="T36">m</text:span><text:span text:style-name="T36">y</text:span><text:span text:style-name="T36"> </text:span><text:span text:style-name="T36">f</text:span><text:span text:style-name="T36">a</text:span><text:span text:style-name="T36">t</text:span><text:span text:style-name="T36">h</text:span><text:span text:style-name="T36">e</text:span><text:span text:style-name="T36">r</text:span><text:span text:style-name="T36">,</text:span><text:span text:style-name="T36"> </text:span><text:span text:style-name="T36">v</text:span><text:span text:style-name="T36">i</text:span><text:span text:style-name="T36">l</text:span><text:span text:style-name="T36">l</text:span><text:span text:style-name="T36">a</text:span><text:span text:style-name="T36">g</text:span><text:span text:style-name="T36">e</text:span><text:span text:style-name="T36"> </text:span><text:span text:style-name="T36">W</text:span><text:span text:style-name="T36">i</text:span><text:span text:style-name="T36">t</text:span><text:span text:style-name="T36">c</text:span><text:span text:style-name="T36">h</text:span><text:span text:style-name="T36"> </text:span><text:span text:style-name="T36">D</text:span><text:span text:style-name="T36">o</text:span><text:span text:style-name="T36">c</text:span><text:span text:style-name="T36">t</text:span><text:span text:style-name="T36">o</text:span><text:span text:style-name="T36">r</text:span><text:span text:style-name="T36">,</text:span><text:span text:style-name="T36"> </text:span><text:span text:style-name="T36">p</text:span><text:span text:style-name="T36">u</text:span><text:span text:style-name="T36">t</text:span><text:span text:style-name="T36">s</text:span><text:span text:style-name="T36"> </text:span><text:span text:style-name="T36">m</text:span><text:span text:style-name="T36">e</text:span><text:span text:style-name="T36"> </text:span><text:span text:style-name="T36">i</text:span><text:span text:style-name="T36">n</text:span><text:span text:style-name="T36"> </text:span><text:span text:style-name="T36">o</text:span><text:span text:style-name="T36">u</text:span><text:span text:style-name="T36">r</text:span><text:span text:style-name="T36"> </text:span><text:span text:style-name="T36">t</text:span><text:span text:style-name="T36">o</text:span><text:span text:style-name="T36">p</text:span><text:span text:style-name="T36"> </text:span><text:span text:style-name="T36">c</text:span><text:span text:style-name="T36">a</text:span><text:span text:style-name="T36">s</text:span><text:span text:style-name="T36">t</text:span><text:span text:style-name="T36">e</text:span><text:span text:style-name="T36">.</text:span><text:span text:style-name="T36"> </text:span><text:span text:style-name="T36">N</text:span><text:span text:style-name="T36">o</text:span><text:span text:style-name="T36">w</text:span><text:span text:style-name="T36"> </text:span><text:span text:style-name="T36">o</text:span><text:span text:style-name="T36">u</text:span><text:span text:style-name="T36">t</text:span><text:span text:style-name="T36"> </text:span><text:span text:style-name="T36">o</text:span><text:span text:style-name="T36">n</text:span><text:span text:style-name="T36"> </text:span><text:span text:style-name="T36">r</text:span><text:span text:style-name="T36">u</text:span><text:span text:style-name="T36">m</text:span><text:span text:style-name="T36">s</text:span><text:span text:style-name="T36">p</text:span><text:span text:style-name="T36">r</text:span><text:span text:style-name="T36">i</text:span><text:span text:style-name="T36">n</text:span><text:span text:style-name="T36">g</text:span><text:span text:style-name="T36">a</text:span><text:span text:style-name="T36">!</text:span></text:p>
          </draw:text-box>
        </draw:frame>
        <draw:frame draw:style-name="gr104" draw:text-style-name="P55" draw:layer="layout" svg:width="6.033cm" svg:height="1.27cm" svg:x="14.787cm" svg:y="9.29cm">
          <draw:text-box>
            <text:p text:style-name="P54"><text:span text:style-name="T36">- Ron’s dad fought fiends</text:span></text:p>
            <text:p text:style-name="P56"><text:span text:style-name="T36">- Yin went to my village once</text:span></text:p>
            <text:p text:style-name="P56"><text:span text:style-name="T36">- Throcki I don’t know at all</text:span></text:p>
          </draw:text-box>
        </draw:frame>
        <draw:frame draw:style-name="gr104" draw:text-style-name="P55" draw:layer="layout" svg:width="5.915cm" svg:height="1.27cm" svg:x="14.805cm" svg:y="11.295cm">
          <draw:text-box>
            <text:p text:style-name="P54"><text:span text:style-name="T36">Haughty, Class-ist, Full of Himself</text:span></text:p>
          </draw:text-box>
        </draw:frame>
        <draw:frame draw:style-name="gr105" draw:text-style-name="P58" draw:layer="layout" svg:width="0.835cm" svg:height="8.585cm" svg:x="3.792cm" svg:y="11.295cm">
          <draw:text-box>
            <text:p text:style-name="P57"><text:span text:style-name="T37">+2</text:span></text:p>
            <text:p text:style-name="P57"><text:span text:style-name="T37"><text:s text:c="2"/></text:span><text:span text:style-name="T37">0</text:span></text:p>
            <text:p text:style-name="P57"><text:span text:style-name="T37">+6</text:span></text:p>
            <text:p text:style-name="P57"><text:span text:style-name="T37"><text:s/></text:span><text:span text:style-name="T37">-1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+5</text:span></text:p>
            <text:p text:style-name="P57"><text:span text:style-name="T37">+4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1</text:span></text:p>
            <text:p text:style-name="P57"><text:span text:style-name="T37">+4</text:span></text:p>
            <text:p text:style-name="P57"><text:span text:style-name="T37">+2</text:span></text:p>
            <text:p text:style-name="P57"><text:span text:style-name="T37">+2</text:span></text:p>
            <text:p text:style-name="P57"><text:span text:style-name="T37"><text:s text:c="2"/></text:span><text:span text:style-name="T37">0</text:span></text:p>
          </draw:text-box>
        </draw:frame>
        <draw:frame draw:style-name="gr106" draw:text-style-name="P39" draw:layer="layout" svg:width="0.942cm" svg:height="0.986cm" svg:x="8.216cm" svg:y="4.795cm">
          <draw:text-box>
            <text:p><text:span text:style-name="T38">1</text:span><text:span text:style-name="T38">8</text:span></text:p>
          </draw:text-box>
        </draw:frame>
        <draw:polygon draw:style-name="gr107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7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7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8" draw:text-style-name="P61" draw:layer="layout" svg:width="6.051cm" svg:height="3.06cm" svg:x="7.784cm" svg:y="17.054cm">
          <draw:text-box>
            <text:p text:style-name="P59"><text:span text:style-name="T39">— </text:span><text:span text:style-name="T39">Magic Items — </text:span></text:p>
            <text:p text:style-name="P60"><text:span text:style-name="T39">Wind Fan</text:span><text:span text:style-name="T40">:</text:span><text:span text:style-name="T39"> Cast Gust of Wind 1/day</text:span></text:p>
            <text:p text:style-name="P60"><text:span text:style-name="T39">Boots of Striding &amp; Springing*: 3x jump</text:span></text:p>
            <text:p text:style-name="P59"><text:span text:style-name="T39"/></text:p>
            <text:p text:style-name="P59"><text:span text:style-name="T39">— </text:span><text:span text:style-name="T39">Infused Items — </text:span></text:p>
            <text:p text:style-name="P60"><text:span text:style-name="T39">Big Emerald</text:span><text:span text:style-name="T33">: Homunculus (Bonk!)</text:span></text:p>
            <text:p text:style-name="P60"><text:span text:style-name="T39">Alchemist Supplies</text:span><text:span text:style-name="T33">*: Empowered Focus</text:span></text:p>
            <text:p text:style-name="P23"><text:span text:style-name="T33"/></text:p>
            <text:p text:style-name="P23"><text:span text:style-name="T33"/></text:p>
            <text:p text:style-name="P23"><text:span text:style-name="T33"/></text:p>
          </draw:text-box>
        </draw:frame>
        <draw:frame draw:style-name="gr109" draw:text-style-name="P63" draw:layer="layout" svg:width="1.526cm" svg:height="0.255cm" svg:x="10.02cm" svg:y="20.094cm">
          <draw:text-box>
            <text:p text:style-name="P62"><text:span text:style-name="T19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7" draw:text-style-name="P64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0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0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7" draw:layer="layout" svg:width="2.313cm" svg:height="0.276cm" svg:x="2.474cm" svg:y="3.274cm">
          <draw:text-box>
            <text:p text:style-name="P26"><text:span text:style-name="T12">CHARACTER NAME</text:span></text:p>
          </draw:text-box>
        </draw:frame>
        <draw:frame draw:style-name="gr111" draw:text-style-name="P27" draw:layer="layout" svg:width="0.662cm" svg:height="0.276cm" svg:x="9.374cm" svg:y="3.281cm">
          <draw:text-box>
            <text:p text:style-name="P26"><text:span text:style-name="T12">EYES</text:span></text:p>
          </draw:text-box>
        </draw:frame>
        <draw:frame draw:style-name="gr112" draw:text-style-name="P27" draw:layer="layout" svg:width="0.523cm" svg:height="0.276cm" svg:x="9.374cm" svg:y="2.361cm">
          <draw:text-box>
            <text:p text:style-name="P26"><text:span text:style-name="T12">AGE</text:span></text:p>
          </draw:text-box>
        </draw:frame>
        <draw:frame draw:style-name="gr113" draw:text-style-name="P27" draw:layer="layout" svg:width="0.984cm" svg:height="0.276cm" svg:x="16.765cm" svg:y="2.361cm">
          <draw:text-box>
            <text:p text:style-name="P26"><text:span text:style-name="T12">WEIGHT</text:span></text:p>
          </draw:text-box>
        </draw:frame>
        <draw:frame draw:style-name="gr114" draw:text-style-name="P27" draw:layer="layout" svg:width="0.929cm" svg:height="0.276cm" svg:x="13.352cm" svg:y="2.361cm">
          <draw:text-box>
            <text:p text:style-name="P26"><text:span text:style-name="T12">HEIGHT</text:span></text:p>
          </draw:text-box>
        </draw:frame>
        <draw:frame draw:style-name="gr115" draw:text-style-name="P27" draw:layer="layout" svg:width="0.59cm" svg:height="0.276cm" svg:x="16.765cm" svg:y="3.287cm">
          <draw:text-box>
            <text:p text:style-name="P26"><text:span text:style-name="T12">HAIR</text:span></text:p>
          </draw:text-box>
        </draw:frame>
        <draw:frame draw:style-name="gr116" draw:text-style-name="P27" draw:layer="layout" svg:width="0.578cm" svg:height="0.276cm" svg:x="13.352cm" svg:y="3.28cm">
          <draw:text-box>
            <text:p text:style-name="P26"><text:span text:style-name="T12">SKIN</text:span></text:p>
          </draw:text-box>
        </draw:frame>
        <draw:frame draw:style-name="gr73" draw:text-style-name="P36" draw:layer="layout" svg:width="0.59cm" svg:height="0.225cm" svg:x="14.891cm" svg:y="5.131cm">
          <draw:text-box>
            <text:p text:style-name="P26"><text:span text:style-name="T17">NAME</text:span></text:p>
          </draw:text-box>
        </draw:frame>
        <draw:frame draw:style-name="gr90" draw:text-style-name="P40" draw:layer="layout" svg:width="1.259cm" svg:height="0.255cm" svg:x="13.604cm" svg:y="26.722cm">
          <draw:text-box>
            <text:p text:style-name="P26"><text:span text:style-name="T19">TREASURE</text:span></text:p>
          </draw:text-box>
        </draw:frame>
        <draw:frame draw:style-name="gr117" draw:text-style-name="P40" draw:layer="layout" svg:width="2.961cm" svg:height="0.255cm" svg:x="2.883cm" svg:y="26.724cm">
          <draw:text-box>
            <text:p text:style-name="P26"><text:span text:style-name="T19">CHARACTER BACKSTORY</text:span></text:p>
          </draw:text-box>
        </draw:frame>
        <draw:frame draw:style-name="gr118" draw:text-style-name="P40" draw:layer="layout" svg:width="3.114cm" svg:height="0.255cm" svg:x="2.812cm" svg:y="12.47cm">
          <draw:text-box>
            <text:p text:style-name="P26"><text:span text:style-name="T19">CHARACTER APPEARANCE</text:span></text:p>
          </draw:text-box>
        </draw:frame>
        <draw:frame draw:style-name="gr119" draw:text-style-name="P40" draw:layer="layout" svg:width="3.825cm" svg:height="0.255cm" svg:x="12.433cm" svg:y="20.544cm">
          <draw:text-box>
            <text:p text:style-name="P26"><text:span text:style-name="T19">ADDITIONAL FEATURES &amp; TRAITS</text:span></text:p>
          </draw:text-box>
        </draw:frame>
        <draw:frame draw:style-name="gr120" draw:text-style-name="P40" draw:layer="layout" svg:width="3.025cm" svg:height="0.255cm" svg:x="12.764cm" svg:y="12.47cm">
          <draw:text-box>
            <text:p text:style-name="P26"><text:span text:style-name="T19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1" draw:text-style-name="P40" draw:layer="layout" svg:width="0.98cm" svg:height="0.255cm" svg:x="16.924cm" svg:y="10.438cm">
          <draw:text-box>
            <text:p text:style-name="P26"><text:span text:style-name="T41">SYMBOL</text:span></text:p>
          </draw:text-box>
        </draw:frame>
        <draw:frame draw:style-name="gr28" draw:text-style-name="P28" draw:layer="layout" svg:width="9.43cm" svg:height="0.196cm" svg:x="6.098cm" svg:y="27.272cm">
          <draw:text-box>
            <text:p text:style-name="P26"><text:span text:style-name="T4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2" draw:text-style-name="P65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3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2" draw:text-style-name="P65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2" draw:text-style-name="P65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2" draw:text-style-name="P65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2" draw:text-style-name="P65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2" draw:text-style-name="P65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2" draw:text-style-name="P65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2" draw:text-style-name="P65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2" draw:text-style-name="P65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2" draw:text-style-name="P65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2" draw:text-style-name="P65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2" draw:text-style-name="P65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2" draw:text-style-name="P65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2" draw:text-style-name="P65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2" draw:text-style-name="P65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24" draw:text-style-name="P65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0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0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0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0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25" draw:text-style-name="P16" draw:layer="layout" svg:x1="7.175cm" svg:y1="6.51cm" svg:x2="1.129cm" svg:y2="6.51cm">
          <text:p/>
        </draw:line>
        <draw:line draw:style-name="gr125" draw:text-style-name="P16" draw:layer="layout" svg:x1="7.175cm" svg:y1="7.004cm" svg:x2="1.129cm" svg:y2="7.004cm">
          <text:p/>
        </draw:line>
        <draw:line draw:style-name="gr125" draw:text-style-name="P16" draw:layer="layout" svg:x1="7.175cm" svg:y1="7.498cm" svg:x2="1.129cm" svg:y2="7.498cm">
          <text:p/>
        </draw:line>
        <draw:line draw:style-name="gr125" draw:text-style-name="P16" draw:layer="layout" svg:x1="7.175cm" svg:y1="7.992cm" svg:x2="1.129cm" svg:y2="7.992cm">
          <text:p/>
        </draw:line>
        <draw:line draw:style-name="gr125" draw:text-style-name="P16" draw:layer="layout" svg:x1="7.175cm" svg:y1="8.486cm" svg:x2="1.129cm" svg:y2="8.486cm">
          <text:p/>
        </draw:line>
        <draw:line draw:style-name="gr125" draw:text-style-name="P16" draw:layer="layout" svg:x1="7.175cm" svg:y1="8.98cm" svg:x2="1.129cm" svg:y2="8.98cm">
          <text:p/>
        </draw:line>
        <draw:line draw:style-name="gr125" draw:text-style-name="P16" draw:layer="layout" svg:x1="7.175cm" svg:y1="9.474cm" svg:x2="1.129cm" svg:y2="9.474cm">
          <text:p/>
        </draw:line>
        <draw:line draw:style-name="gr125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5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2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2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3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3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15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15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6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6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7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7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8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0.31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0.81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1.30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7" draw:layer="layout" svg:width="0.246cm" svg:height="0.276cm" svg:x="1.365cm" svg:y="21.80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22.29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22.78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3.77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4.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4.76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25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75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1.365cm" svg:y="26.2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7" draw:layer="layout" svg:width="0.246cm" svg:height="0.276cm" svg:x="8.032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7" draw:layer="layout" svg:width="0.246cm" svg:height="0.276cm" svg:x="8.032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1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11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8.032cm" svg:y="12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7" draw:layer="layout" svg:width="0.246cm" svg:height="0.276cm" svg:x="14.634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2.3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2.82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3.31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7" draw:layer="layout" svg:width="0.246cm" svg:height="0.276cm" svg:x="14.634cm" svg:y="13.80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7" draw:layer="layout" svg:width="0.246cm" svg:height="0.276cm" svg:x="14.634cm" svg:y="15.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7" draw:layer="layout" svg:width="0.246cm" svg:height="0.276cm" svg:x="14.634cm" svg:y="15.7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6.2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18.31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18.81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7" draw:layer="layout" svg:width="0.246cm" svg:height="0.276cm" svg:x="14.634cm" svg:y="19.30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9.79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29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78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7" draw:layer="layout" svg:width="0.246cm" svg:height="0.276cm" svg:x="14.634cm" svg:y="21.28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7" draw:layer="layout" svg:width="0.246cm" svg:height="0.276cm" svg:x="14.634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3.77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4.26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7" draw:layer="layout" svg:width="0.246cm" svg:height="0.276cm" svg:x="14.634cm" svg:y="24.76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7" draw:layer="layout" svg:width="0.246cm" svg:height="0.276cm" svg:x="14.634cm" svg:y="25.25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7" draw:layer="layout" svg:width="0.246cm" svg:height="0.276cm" svg:x="14.634cm" svg:y="25.75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14.634cm" svg:y="26.24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4.29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4.7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5.2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15.7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7" draw:layer="layout" svg:width="0.246cm" svg:height="0.276cm" svg:x="8.032cm" svg:y="16.27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7" draw:layer="layout" svg:width="0.246cm" svg:height="0.276cm" svg:x="8.032cm" svg:y="16.76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75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8.032cm" svg:y="18.24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8.74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9.23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9.7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0.22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22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22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7" draw:layer="layout" svg:width="0.246cm" svg:height="0.276cm" svg:x="8.032cm" svg:y="23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23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7" draw:layer="layout" svg:width="0.246cm" svg:height="0.276cm" svg:x="8.032cm" svg:y="24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4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5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5.7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7" draw:layer="layout" svg:width="0.246cm" svg:height="0.276cm" svg:x="8.032cm" svg:y="26.24cm">
          <draw:text-box>
            <text:p text:style-name="P26"><text:span text:style-name="T12"><text:s/>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frame draw:style-name="gr126" draw:text-style-name="P27" draw:layer="layout" svg:width="1.86cm" svg:height="0.276cm" svg:x="2.474cm" svg:y="3.274cm">
          <draw:text-box>
            <text:p text:style-name="P26"><text:span text:style-name="T12">SPELLCASTING</text:span></text:p>
          </draw:text-box>
        </draw:frame>
        <draw:frame draw:style-name="gr127" draw:text-style-name="P27" draw:layer="layout" svg:width="0.811cm" svg:height="0.276cm" svg:x="2.474cm" svg:y="3.521cm">
          <draw:text-box>
            <text:p text:style-name="P26"><text:span text:style-name="T12">CLASS</text:span></text:p>
          </draw:text-box>
        </draw:frame>
        <draw:frame draw:style-name="gr128" draw:text-style-name="P36" draw:layer="layout" svg:width="1.606cm" svg:height="0.225cm" draw:transform="rotate (1.5707963267949) translate (0.55cm 16.162cm)">
          <draw:text-box>
            <text:p text:style-name="P26"><text:span text:style-name="T17">SPELLS KNOWN</text:span></text:p>
          </draw:text-box>
        </draw:frame>
        <draw:frame draw:style-name="gr129" draw:text-style-name="P40" draw:layer="layout" svg:width="1.475cm" svg:height="0.255cm" svg:x="3.697cm" svg:y="12.257cm">
          <draw:text-box>
            <text:p text:style-name="P26"><text:span text:style-name="T43">SPELL NAME</text:span></text:p>
          </draw:text-box>
        </draw:frame>
        <draw:frame draw:style-name="gr130" draw:text-style-name="P66" draw:layer="layout" svg:width="0.158cm" svg:height="0.179cm" draw:transform="rotate (1.61058983374037) translate (0.93cm 12.483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1.11509085909918) translate (0.94cm 12.338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0.713839664065681) translate (1.01cm 12.22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0.326900168898538) translate (1.112cm 12.146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-0.155334303427496) translate (1.249cm 12.114cm)">
          <draw:text-box>
            <text:p text:style-name="P26"><text:span text:style-name="T44">A</text:span></text:p>
          </draw:text-box>
        </draw:frame>
        <draw:frame draw:style-name="gr130" draw:text-style-name="P66" draw:layer="layout" svg:width="0.158cm" svg:height="0.179cm" draw:transform="rotate (-0.556585498460992) translate (1.383cm 12.146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-0.955044166691298) translate (1.49cm 12.229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-1.53100281984943) translate (1.563cm 12.366cm)">
          <draw:text-box>
            <text:p text:style-name="P26"><text:span text:style-name="T44">D</text:span></text:p>
          </draw:text-box>
        </draw:frame>
        <draw:frame draw:style-name="gr131" draw:text-style-name="P36" draw:layer="layout" svg:width="0.637cm" svg:height="0.225cm" svg:x="1.106cm" svg:y="10.352cm">
          <draw:text-box>
            <text:p text:style-name="P26"><text:span text:style-name="T17">SPELL</text:span></text:p>
          </draw:text-box>
        </draw:frame>
        <draw:frame draw:style-name="gr131" draw:text-style-name="P36" draw:layer="layout" svg:width="0.637cm" svg:height="0.225cm" svg:x="1.103cm" svg:y="10.546cm">
          <draw:text-box>
            <text:p text:style-name="P26"><text:span text:style-name="T17">LEVEL</text:span></text:p>
          </draw:text-box>
        </draw:frame>
        <draw:frame draw:style-name="gr132" draw:text-style-name="P36" draw:layer="layout" svg:width="1.844cm" svg:height="0.225cm" svg:x="4.505cm" svg:y="10.711cm">
          <draw:text-box>
            <text:p text:style-name="P26"><text:span text:style-name="T17">SLOTS EXPENDED</text:span></text:p>
          </draw:text-box>
        </draw:frame>
        <draw:frame draw:style-name="gr133" draw:text-style-name="P36" draw:layer="layout" svg:width="1.374cm" svg:height="0.225cm" svg:x="1.793cm" svg:y="10.711cm">
          <draw:text-box>
            <text:p text:style-name="P26"><text:span text:style-name="T17">SLOTS TOTAL</text:span></text:p>
          </draw:text-box>
        </draw:frame>
        <draw:frame draw:style-name="gr134" draw:text-style-name="P42" draw:layer="layout" svg:width="0.422cm" svg:height="0.475cm" svg:x="1.322cm" svg:y="11.188cm">
          <draw:text-box>
            <text:p text:style-name="P26"><text:span text:style-name="T45">1</text:span></text:p>
          </draw:text-box>
        </draw:frame>
        <draw:frame draw:style-name="gr134" draw:text-style-name="P42" draw:layer="layout" svg:width="0.422cm" svg:height="0.475cm" svg:x="1.322cm" svg:y="5.271cm">
          <draw:text-box>
            <text:p text:style-name="P26"><text:span text:style-name="T45">0</text:span></text:p>
          </draw:text-box>
        </draw:frame>
        <draw:frame draw:style-name="gr134" draw:text-style-name="P42" draw:layer="layout" svg:width="0.422cm" svg:height="0.475cm" svg:x="1.322cm" svg:y="19.252cm">
          <draw:text-box>
            <text:p text:style-name="P26"><text:span text:style-name="T45">2</text:span></text:p>
          </draw:text-box>
        </draw:frame>
        <draw:frame draw:style-name="gr134" draw:text-style-name="P42" draw:layer="layout" svg:width="0.422cm" svg:height="0.475cm" svg:x="7.989cm" svg:y="5.271cm">
          <draw:text-box>
            <text:p text:style-name="P26"><text:span text:style-name="T45">3</text:span></text:p>
          </draw:text-box>
        </draw:frame>
        <draw:frame draw:style-name="gr134" draw:text-style-name="P42" draw:layer="layout" svg:width="0.422cm" svg:height="0.475cm" svg:x="14.591cm" svg:y="5.271cm">
          <draw:text-box>
            <text:p text:style-name="P26"><text:span text:style-name="T45">6</text:span></text:p>
          </draw:text-box>
        </draw:frame>
        <draw:frame draw:style-name="gr134" draw:text-style-name="P42" draw:layer="layout" svg:width="0.422cm" svg:height="0.475cm" svg:x="14.591cm" svg:y="11.26cm">
          <draw:text-box>
            <text:p text:style-name="P26"><text:span text:style-name="T45">7</text:span></text:p>
          </draw:text-box>
        </draw:frame>
        <draw:frame draw:style-name="gr134" draw:text-style-name="P42" draw:layer="layout" svg:width="0.422cm" svg:height="0.475cm" svg:x="14.591cm" svg:y="17.25cm">
          <draw:text-box>
            <text:p text:style-name="P26"><text:span text:style-name="T45">8</text:span></text:p>
          </draw:text-box>
        </draw:frame>
        <draw:frame draw:style-name="gr134" draw:text-style-name="P42" draw:layer="layout" svg:width="0.422cm" svg:height="0.475cm" svg:x="14.591cm" svg:y="22.214cm">
          <draw:text-box>
            <text:p text:style-name="P26"><text:span text:style-name="T45">9</text:span></text:p>
          </draw:text-box>
        </draw:frame>
        <draw:frame draw:style-name="gr134" draw:text-style-name="P42" draw:layer="layout" svg:width="0.422cm" svg:height="0.475cm" svg:x="7.989cm" svg:y="13.229cm">
          <draw:text-box>
            <text:p text:style-name="P26"><text:span text:style-name="T45">4</text:span></text:p>
          </draw:text-box>
        </draw:frame>
        <draw:frame draw:style-name="gr134" draw:text-style-name="P42" draw:layer="layout" svg:width="0.422cm" svg:height="0.475cm" svg:x="7.989cm" svg:y="21.222cm">
          <draw:text-box>
            <text:p text:style-name="P26"><text:span text:style-name="T45">5</text:span></text:p>
          </draw:text-box>
        </draw:frame>
        <draw:frame draw:style-name="gr126" draw:text-style-name="P27" draw:layer="layout" svg:width="1.86cm" svg:height="0.276cm" svg:x="10.333cm" svg:y="3.053cm">
          <draw:text-box>
            <text:p text:style-name="P26"><text:span text:style-name="T12">SPELLCASTING</text:span></text:p>
          </draw:text-box>
        </draw:frame>
        <draw:frame draw:style-name="gr135" draw:text-style-name="P27" draw:layer="layout" svg:width="0.916cm" svg:height="0.276cm" svg:x="10.739cm" svg:y="3.279cm">
          <draw:text-box>
            <text:p text:style-name="P26"><text:span text:style-name="T12">ABILITY</text:span></text:p>
          </draw:text-box>
        </draw:frame>
        <draw:frame draw:style-name="gr136" draw:text-style-name="P27" draw:layer="layout" svg:width="1.92cm" svg:height="0.276cm" svg:x="13.941cm" svg:y="3.053cm">
          <draw:text-box>
            <text:p text:style-name="P26"><text:span text:style-name="T12">SPELL SAVE DC</text:span></text:p>
          </draw:text-box>
        </draw:frame>
        <draw:frame draw:style-name="gr137" draw:text-style-name="P27" draw:layer="layout" svg:width="1.805cm" svg:height="0.276cm" svg:x="17.606cm" svg:y="3.053cm">
          <draw:text-box>
            <text:p text:style-name="P26"><text:span text:style-name="T12">SPELL ATTACK</text:span></text:p>
          </draw:text-box>
        </draw:frame>
        <draw:frame draw:style-name="gr138" draw:text-style-name="P27" draw:layer="layout" svg:width="0.878cm" svg:height="0.276cm" svg:x="17.956cm" svg:y="3.279cm">
          <draw:text-box>
            <text:p text:style-name="P26"><text:span text:style-name="T12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9" draw:text-style-name="P27" draw:layer="layout" svg:width="1.259cm" svg:height="0.276cm" svg:x="3.951cm" svg:y="5.384cm">
          <draw:text-box>
            <text:p text:style-name="P26"><text:span text:style-name="T4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family-generic="swiss"/>
    <style:font-face style:name="Helvetica2" svg:font-family="Helvetica" style:font-adornments="Regular" style:font-family-generic="swiss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 style:font-pitch="variabl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02:25:20.249821223</dc:date>
    <meta:editing-duration>PT4H5M5S</meta:editing-duration>
    <meta:editing-cycles>151</meta:editing-cycles>
    <meta:generator>LibreOffice/7.4.3.2$MacOSX_X86_64 LibreOffice_project/1048a8393ae2eeec98dff31b5c133c5f1d08b890</meta:generator>
    <meta:print-date>2022-12-16T22:44:35.952677313</meta:print-date>
    <meta:document-statistic meta:object-count="971"/>
  </office:meta>
</office:document-meta>
</file>